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cf4" officeooo:paragraph-rsid="00002cf4"/>
    </style:style>
    <style:style style:name="P2" style:family="paragraph" style:parent-style-name="Text_20_body">
      <style:text-properties officeooo:rsid="00002cf4" officeooo:paragraph-rsid="00002cf4"/>
    </style:style>
    <style:style style:name="P3" style:family="paragraph" style:parent-style-name="Text_20_body">
      <style:text-properties officeooo:paragraph-rsid="00002cf4"/>
    </style:style>
    <style:style style:name="P4" style:family="paragraph" style:parent-style-name="Text_20_body">
      <style:text-properties officeooo:rsid="00003cfb" officeooo:paragraph-rsid="00003cfb"/>
    </style:style>
    <style:style style:name="P5" style:family="paragraph" style:parent-style-name="Text_20_body">
      <style:text-properties officeooo:paragraph-rsid="00003cfb"/>
    </style:style>
    <style:style style:name="T1" style:family="text">
      <style:text-properties style:text-position="-33% 80%"/>
    </style:style>
    <style:style style:name="T2" style:family="text">
      <style:text-properties officeooo:rsid="00002cf4"/>
    </style:style>
    <style:style style:name="T3" style:family="text">
      <style:text-properties style:text-position="super 58%" officeooo:rsid="00002cf4"/>
    </style:style>
    <style:style style:name="T4" style:family="text">
      <style:text-properties style:text-position="super 58%" officeooo:rsid="00003cfb"/>
    </style:style>
    <style:style style:name="T5" style:family="text">
      <style:text-properties officeooo:rsid="00003cfb"/>
    </style:style>
    <style:style style:name="T6" style:family="text">
      <style:text-properties officeooo:rsid="000162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ui-id-1"/>1. Convert the following numbers from base 10 to 2 and then to 16:</text:p>
      <text:p text:style-name="Text_20_body">15</text:p>
      <text:p text:style-name="P2">15 / 2 = 7, 15 mod 2 = 1</text:p>
      <text:p text:style-name="P2">7 / 2 = 3, 7 mod 2 = 1</text:p>
      <text:p text:style-name="P2">3 / 2 = 1, 3 mod 2 = 1</text:p>
      <text:p text:style-name="P2">1 / 2 = 0,1 mod 2 = 1</text:p>
      <text:p text:style-name="P2">=&gt; 15(10)=1111(2)<text:span text:style-name="T6">=F(16)(rapid conversions)</text:span></text:p>
      <text:p text:style-name="Text_20_body"><text:bookmark text:name="ui-id-3"/>2. Convert the following numbers from base 10 to 16 and then to 2:</text:p>
      <text:p text:style-name="Text_20_body">11</text:p>
      <text:p text:style-name="P2">11(10)=B(16)=1011(2)(rapid conversion)</text:p>
      <text:p text:style-name="Text_20_body"><text:bookmark text:name="ui-id-5"/>3. Convert the following numbers from base 2 to 16:</text:p>
      <text:p text:style-name="P3">10001010</text:p>
      <text:p text:style-name="P3">10001010<text:span text:style-name="T2">(2) = 8A(16)(rapid conversion)</text:span></text:p>
      <text:p text:style-name="Text_20_body"><text:bookmark text:name="ui-id-7"/>4. Convert the following numbers from base 16 to 2:</text:p>
      <text:p text:style-name="Text_20_body">2F8 <text:span text:style-name="T2">= 1011111000(rapid conversion)</text:span></text:p>
      <text:p text:style-name="Text_20_body"><text:bookmark text:name="ui-id-9"/>5. Compute the following expressions directly in base 2 (without converting to base 10):</text:p>
      <text:p text:style-name="P3">1010-1</text:p>
      <text:p text:style-name="P3"><text:line-break/><text:span text:style-name="T2">1010 -<text:line-break/> <text:s text:c="5"/>1<text:line-break/>------</text:span><text:line-break/><text:span text:style-name="T2">1001<text:line-break/>1010-1=1001</text:span></text:p>
      <text:p text:style-name="Text_20_body"><text:bookmark text:name="ui-id-11"/>6. Compute the following expressions directly in base 16 (without converting to base 10):</text:p>
      <text:p text:style-name="Text_20_body">10+A<text:line-break/><text:span text:style-name="T2">10+A=1A</text:span></text:p>
      <text:p text:style-name="Text_20_body"><text:bookmark text:name="ui-id-13"/>7. Check, using at least two of the complementary code rules, if:</text:p>
      <text:p text:style-name="Text_20_body">(4BA1)<text:span text:style-name="T1">16</text:span>  and (5C93)<text:span text:style-name="T1">16</text:span> are complementary in a location of 2 bytes<text:line-break/><text:span text:style-name="T2">1</text:span><text:span text:style-name="T3">st</text:span><text:span text:style-name="T2"> rule: inverted bits + 1<text:line-break/>4BA1(16) = 0100101110100001(2)<text:line-break/>-4BA1(16) = 1011010001011110 + 1 = 1011010001011111(2) = B45F</text:span><text:span text:style-name="T5">(16) </text:span><text:span text:style-name="T2">!</text:span><text:span text:style-name="T5">= 5C93(16) =&gt; not complementary</text:span></text:p>
      <text:p text:style-name="P5"><text:span text:style-name="T5">2</text:span><text:span text:style-name="T4">nd</text:span><text:span text:style-name="T5"> rule:</text:span>Subtract the hexadecimal content of the location from 100..00, where the number of zeros is equal to the number of hexadecimal digits of the location that needs to be complemented.</text:p>
      <text:p text:style-name="P4">-4BA1(16) = 10000(16) – 4BA1(16)</text:p>
      <text:p text:style-name="P4"><text:soft-page-break/>10000 -</text:p>
      <text:p text:style-name="P4"><text:s/>4BA1</text:p>
      <text:p text:style-name="P4">--------</text:p>
      <text:p text:style-name="P4"><text:s/>B45F</text:p>
      <text:p text:style-name="P4"/>
      <text:p text:style-name="P4">B45F != 5C93 =&gt; not complementary</text:p>
      <text:p text:style-name="Text_20_body"><text:bookmark text:name="ui-id-15"/>8. Write the 8-bits unsigned representation for the following numbers:</text:p>
      <text:p text:style-name="Text_20_body">230<text:line-break/><text:span text:style-name="T2">230 / 2 = 115, 230 mod 2 = 0</text:span></text:p>
      <text:p text:style-name="P2">115 / 2 = 57, 115 mod 2 = 1</text:p>
      <text:p text:style-name="P2">57 / 2 = 28, 57 mod 2 = 1</text:p>
      <text:p text:style-name="P2">28 / 2 = 14,28 mod 2 = 0</text:p>
      <text:p text:style-name="P2">14 / 2 = 7, 14 mod 2 = 0</text:p>
      <text:p text:style-name="P2">7 / 2 = 3, 7 mod 2 = 1</text:p>
      <text:p text:style-name="P2">3 / 2 = 1,3 mod 2 = 1</text:p>
      <text:p text:style-name="P2">1 / 2 = 0,1 mod 2 = 1</text:p>
      <text:p text:style-name="P2">=&gt;230(10)=11100110(2)(corresponds to unsigned representation)</text:p>
      <text:p text:style-name="Text_20_body"><text:bookmark text:name="ui-id-17"/>9. Write the 16-bits signed representation for the following numbers: </text:p>
      <text:p text:style-name="Standard">-6</text:p>
      <text:p text:style-name="Standard"/>
      <text:p text:style-name="P1">6 / 2 = 3,6 mod 2 = 0</text:p>
      <text:p text:style-name="P1">3 / 2 = 1,3 mod 2 = 1</text:p>
      <text:p text:style-name="P1">1 / 2 = 0,1 mod 2 = 1</text:p>
      <text:p text:style-name="P1">=&gt;6(10)=110(2)=00000000000000000000000000000110(16 bits)</text:p>
      <text:p text:style-name="P1">-6(10) = ~(00000000000000000000000000000110) + 1 = </text:p>
      <text:p text:style-name="P1"><text:tab/> <text:s/>11111111111111111111111111111001 + 1 =<text:line-break/><text:tab/> 11111111111111111111111111111010<text:line-break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3:21:50.627938493</meta:creation-date>
    <dc:date>2021-10-09T07:40:40.270611847</dc:date>
    <meta:editing-duration>PT3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375" meta:character-count="1935" meta:non-whitespace-character-count="1587"/>
  </office:meta>
</office:document-meta>
</file>